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officeooo:paragraph-rsid="000517df" style:font-size-asian="11pt" style:font-size-complex="11pt"/>
    </style:style>
    <style:style style:name="P2" style:family="paragraph" style:parent-style-name="Standard">
      <style:text-properties style:font-name="Arial" fo:font-size="11pt" officeooo:rsid="00120aa6" officeooo:paragraph-rsid="00120aa6" style:font-size-asian="11pt" style:font-size-complex="11pt"/>
    </style:style>
    <style:style style:name="P3" style:family="paragraph" style:parent-style-name="Standard">
      <style:text-properties style:font-name="Arial" fo:font-size="11pt" fo:font-weight="bold" officeooo:rsid="000517df" officeooo:paragraph-rsid="000517df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Arial" fo:font-size="11pt" fo:font-weight="normal" officeooo:rsid="0006bab6" officeooo:paragraph-rsid="0006bab6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Arial" fo:font-size="11pt" fo:font-weight="normal" officeooo:rsid="00075044" officeooo:paragraph-rsid="00075044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Arial" fo:font-size="11pt" fo:font-weight="normal" officeooo:rsid="00087d2d" officeooo:paragraph-rsid="00087d2d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Arial" fo:font-size="11pt" fo:font-weight="normal" officeooo:rsid="000a30d2" officeooo:paragraph-rsid="000a30d2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Arial" fo:font-size="11pt" fo:font-weight="normal" officeooo:rsid="000b552c" officeooo:paragraph-rsid="000b552c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Arial" fo:font-size="11pt" fo:font-weight="normal" officeooo:rsid="000c2a5e" officeooo:paragraph-rsid="000c2a5e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Arial" fo:font-size="11pt" fo:font-weight="normal" officeooo:rsid="000c2a5e" officeooo:paragraph-rsid="00198765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Arial" fo:font-size="11pt" fo:font-weight="normal" officeooo:rsid="000c5115" officeooo:paragraph-rsid="000c5115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Arial" fo:font-size="11pt" fo:font-weight="normal" officeooo:rsid="000dea8c" officeooo:paragraph-rsid="000dea8c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Arial" fo:font-size="11pt" fo:font-weight="normal" officeooo:rsid="000fcb60" officeooo:paragraph-rsid="000fcb60" style:font-size-asian="11pt" style:font-weight-asian="normal" style:font-size-complex="11pt" style:font-weight-complex="normal"/>
    </style:style>
    <style:style style:name="P14" style:family="paragraph" style:parent-style-name="Standard">
      <style:text-properties style:font-name="Arial" fo:font-size="11pt" fo:font-weight="normal" officeooo:rsid="00120aa6" officeooo:paragraph-rsid="00120aa6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Arial" fo:font-size="11pt" fo:font-weight="normal" officeooo:rsid="00138bfb" officeooo:paragraph-rsid="00138bfb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1pt" fo:font-weight="normal" officeooo:rsid="00138bfb" officeooo:paragraph-rsid="00138bfb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1pt" fo:font-weight="normal" officeooo:rsid="00075e98" officeooo:paragraph-rsid="00138bfb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1pt" fo:font-weight="normal" officeooo:rsid="001658f4" officeooo:paragraph-rsid="001658f4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officeooo:rsid="00075e98" officeooo:paragraph-rsid="00138bfb"/>
    </style:style>
    <style:style style:name="P2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Arial" fo:font-size="11pt" fo:font-weight="normal" officeooo:rsid="0006bab6" officeooo:paragraph-rsid="0006bab6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Arial" fo:font-size="11pt" fo:font-weight="normal" officeooo:rsid="00075044" officeooo:paragraph-rsid="00075044" style:font-size-asian="11pt" style:font-weight-asian="normal" style:font-size-complex="11pt" style:font-weight-complex="normal"/>
    </style:style>
    <style:style style:name="P22" style:family="paragraph" style:parent-style-name="Standard" style:master-page-name="Standard">
      <style:paragraph-properties style:page-number="auto"/>
      <style:text-properties style:font-name="Arial" fo:font-size="11pt" officeooo:paragraph-rsid="000517df" style:font-size-asian="11pt" style:font-size-complex="11pt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fcb60" style:font-weight-asian="normal" style:font-weight-complex="normal"/>
    </style:style>
    <style:style style:name="T4" style:family="text">
      <style:text-properties officeooo:rsid="00197f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">Aluno:</text:span> Luiz Eduardo Barros Coelho</text:p>
      <text:p text:style-name="P1"><text:span text:style-name="T1">Matrícula:</text:span> 20191014040039</text:p>
      <text:p text:style-name="P3">Lista 03 – Repetição</text:p>
      <text:p text:style-name="P3"/>
      <text:p text:style-name="P4">01.</text:p>
      <text:p text:style-name="P4">#include &lt;stdio.h&gt;</text:p>
      <text:p text:style-name="P4"/>
      <text:p text:style-name="P4">int main(int argc, char ** argv){</text:p>
      <text:p text:style-name="P4"><text:s text:c="2"/>int a=1;</text:p>
      <text:p text:style-name="P4"><text:s text:c="2"/>while(a&lt;=100){</text:p>
      <text:p text:style-name="P4"><text:s text:c="4"/>printf("%d\n", a);</text:p>
      <text:p text:style-name="P4"><text:s text:c="4"/>a++;</text:p>
      <text:p text:style-name="P4"><text:s text:c="2"/>}</text:p>
      <text:p text:style-name="P4"><text:s text:c="2"/>return 0;</text:p>
      <text:p text:style-name="P4">}</text:p>
      <text:p text:style-name="P20"/>
      <text:p text:style-name="P4"/>
      <text:p text:style-name="P4">#include &lt;stdio.h&gt;</text:p>
      <text:p text:style-name="P4"/>
      <text:p text:style-name="P4">int main(int argc, char ** argv){</text:p>
      <text:p text:style-name="P4"><text:s text:c="2"/>for(int i=1; i&lt;=100;i++){</text:p>
      <text:p text:style-name="P4"><text:s text:c="4"/>printf("%d\n", i);</text:p>
      <text:p text:style-name="P4"><text:s text:c="2"/>}</text:p>
      <text:p text:style-name="P4"><text:s text:c="2"/>return 0;</text:p>
      <text:p text:style-name="P4">}</text:p>
      <text:p text:style-name="P4"/>
      <text:p text:style-name="P4">02.</text:p>
      <text:p text:style-name="P4">#include &lt;stdio.h&gt;</text:p>
      <text:p text:style-name="P4"/>
      <text:p text:style-name="P4">int main(int argc, char ** argv){</text:p>
      <text:p text:style-name="P4"><text:s text:c="2"/>int a=200;</text:p>
      <text:p text:style-name="P4"><text:s text:c="2"/>while(a&gt;=1){</text:p>
      <text:p text:style-name="P4"><text:s text:c="4"/>printf("%d\n", a);</text:p>
      <text:p text:style-name="P4"><text:s text:c="4"/>a--;</text:p>
      <text:p text:style-name="P4"><text:s text:c="2"/>}</text:p>
      <text:p text:style-name="P4"><text:s text:c="2"/>return 0;</text:p>
      <text:p text:style-name="P4">}</text:p>
      <text:p text:style-name="P20"/>
      <text:p text:style-name="P4"/>
      <text:p text:style-name="P4">#include &lt;stdio.h&gt;</text:p>
      <text:p text:style-name="P4"/>
      <text:p text:style-name="P4">int main(int argc, char ** argv){</text:p>
      <text:p text:style-name="P4"><text:s text:c="2"/>for(int i=200; i&gt;=1;i--){</text:p>
      <text:p text:style-name="P4"><text:s text:c="4"/>printf("%d\n", i);</text:p>
      <text:p text:style-name="P4"><text:s text:c="2"/>}</text:p>
      <text:p text:style-name="P4"><text:s text:c="2"/>return 0;</text:p>
      <text:p text:style-name="P4">}</text:p>
      <text:p text:style-name="P4"/>
      <text:p text:style-name="P4">03.</text:p>
      <text:p text:style-name="P4">#include &lt;stdio.h&gt;</text:p>
      <text:p text:style-name="P4"/>
      <text:p text:style-name="P4">int main(int argc, char ** argv){</text:p>
      <text:p text:style-name="P4"><text:s text:c="2"/>int s=0;</text:p>
      <text:p text:style-name="P4"><text:s text:c="2"/>for(int i=1; i&lt;=200;i++){</text:p>
      <text:p text:style-name="P4"><text:s text:c="4"/>s+=i;</text:p>
      <text:p text:style-name="P4"><text:s text:c="2"/>}</text:p>
      <text:p text:style-name="P4"><text:s text:c="2"/>printf("%d", s);</text:p>
      <text:p text:style-name="P4"><text:soft-page-break/><text:s text:c="2"/>return 0;</text:p>
      <text:p text:style-name="P4">}</text:p>
      <text:p text:style-name="P20"/>
      <text:p text:style-name="P4"/>
      <text:p text:style-name="P4">#include &lt;stdio.h&gt;</text:p>
      <text:p text:style-name="P4"/>
      <text:p text:style-name="P4">int main(int argc, char ** argv){</text:p>
      <text:p text:style-name="P4"><text:s text:c="2"/>int s=0, cont=1;</text:p>
      <text:p text:style-name="P4"><text:s text:c="2"/>while(cont&lt;=200){</text:p>
      <text:p text:style-name="P4"><text:s text:c="4"/>s+=cont;</text:p>
      <text:p text:style-name="P4"><text:s text:c="4"/>cont++;</text:p>
      <text:p text:style-name="P4"><text:s text:c="2"/>}</text:p>
      <text:p text:style-name="P4"><text:s text:c="2"/>printf("%d", s);</text:p>
      <text:p text:style-name="P4"><text:s text:c="2"/>return 0;</text:p>
      <text:p text:style-name="P4">}</text:p>
      <text:p text:style-name="P4"/>
      <text:p text:style-name="P4">04.</text:p>
      <text:p text:style-name="P4">#include &lt;stdio.h&gt;</text:p>
      <text:p text:style-name="P4"/>
      <text:p text:style-name="P4">int main(int argc, char ** argv){</text:p>
      <text:p text:style-name="P4"><text:s text:c="2"/>int a=2, cont=1;</text:p>
      <text:p text:style-name="P4"><text:s text:c="2"/>while(cont&lt;=40){</text:p>
      <text:p text:style-name="P4"><text:s text:c="4"/>if(a%2==0){</text:p>
      <text:p text:style-name="P4"><text:s text:c="6"/>printf("%d\n", a);</text:p>
      <text:p text:style-name="P4"><text:s text:c="6"/>cont++;</text:p>
      <text:p text:style-name="P4"><text:s text:c="6"/>a++;</text:p>
      <text:p text:style-name="P4"><text:s text:c="4"/>}else{</text:p>
      <text:p text:style-name="P4"><text:s text:c="6"/>a++;</text:p>
      <text:p text:style-name="P4"><text:s text:c="4"/>}</text:p>
      <text:p text:style-name="P4"><text:s text:c="2"/>}</text:p>
      <text:p text:style-name="P4"><text:s text:c="2"/>return 0;</text:p>
      <text:p text:style-name="P4">}</text:p>
      <text:p text:style-name="P4"/>
      <text:p text:style-name="P5">05.</text:p>
      <text:p text:style-name="P5">#include &lt;stdio.h&gt;</text:p>
      <text:p text:style-name="P5"/>
      <text:p text:style-name="P5">int main(int argc, char ** argv){</text:p>
      <text:p text:style-name="P5"><text:s text:c="2"/>int a, s=0;</text:p>
      <text:p text:style-name="P5"><text:s text:c="2"/>scanf("%d", &amp;a);</text:p>
      <text:p text:style-name="P5"><text:s text:c="2"/>for(int i=1;i&lt;=a;i++){</text:p>
      <text:p text:style-name="P5"><text:s text:c="4"/>s+=i;</text:p>
      <text:p text:style-name="P5"><text:s text:c="2"/>}</text:p>
      <text:p text:style-name="P5"><text:s text:c="2"/>printf("%d", s);</text:p>
      <text:p text:style-name="P5"><text:s text:c="2"/>return 0;</text:p>
      <text:p text:style-name="P5">}</text:p>
      <text:p text:style-name="P21"/>
      <text:p text:style-name="P5"/>
      <text:p text:style-name="P5">#include &lt;stdio.h&gt;</text:p>
      <text:p text:style-name="P5"/>
      <text:p text:style-name="P5">int main(int argc, char ** argv){</text:p>
      <text:p text:style-name="P5"><text:s text:c="2"/>int a, s=0, i=1;</text:p>
      <text:p text:style-name="P5"><text:s text:c="2"/>scanf("%d", &amp;a);</text:p>
      <text:p text:style-name="P5"><text:s text:c="2"/>while(i&lt;=a){</text:p>
      <text:p text:style-name="P5"><text:s text:c="4"/>s+=i;</text:p>
      <text:p text:style-name="P5"><text:s text:c="4"/>i++;</text:p>
      <text:p text:style-name="P5"><text:s text:c="2"/>}</text:p>
      <text:p text:style-name="P5"><text:s text:c="2"/>printf("%d", s);</text:p>
      <text:p text:style-name="P5"><text:soft-page-break/><text:s text:c="2"/>return 0;</text:p>
      <text:p text:style-name="P5">}</text:p>
      <text:p text:style-name="P5"/>
      <text:p text:style-name="P5">06.</text:p>
      <text:p text:style-name="P5">#include &lt;stdio.h&gt;</text:p>
      <text:p text:style-name="P5"/>
      <text:p text:style-name="P5">int main(int argc, char ** argv){</text:p>
      <text:p text:style-name="P5"><text:s text:c="2"/>int n, m;</text:p>
      <text:p text:style-name="P5"><text:s text:c="2"/>scanf("%d %d", &amp;n, &amp;m);</text:p>
      <text:p text:style-name="P5"><text:s text:c="2"/>for(int i=n+1;i&lt;m;i++){</text:p>
      <text:p text:style-name="P5"><text:s text:c="4"/>printf("%d ", i);</text:p>
      <text:p text:style-name="P5"><text:s text:c="2"/>}</text:p>
      <text:p text:style-name="P5"><text:s text:c="2"/>return 0;</text:p>
      <text:p text:style-name="P5">}</text:p>
      <text:p text:style-name="P5"/>
      <text:p text:style-name="P5">07.</text:p>
      <text:p text:style-name="P5">#include &lt;stdio.h&gt;</text:p>
      <text:p text:style-name="P5"/>
      <text:p text:style-name="P5">int main(int argc, char ** argv){</text:p>
      <text:p text:style-name="P5"><text:s text:c="2"/>int a=1, b=1, s=0;</text:p>
      <text:p text:style-name="P5"><text:s text:c="2"/>while(a&lt;=99 &amp;&amp; b&lt;=50){</text:p>
      <text:p text:style-name="P5"><text:s text:c="4"/>s+=a/b;</text:p>
      <text:p text:style-name="P5"><text:s text:c="4"/>a+=2;</text:p>
      <text:p text:style-name="P5"><text:s text:c="4"/>b++;</text:p>
      <text:p text:style-name="P5"><text:s text:c="2"/>}</text:p>
      <text:p text:style-name="P5"><text:s text:c="2"/>printf("%d\n", s);</text:p>
      <text:p text:style-name="P5"><text:s text:c="2"/>return 0;</text:p>
      <text:p text:style-name="P5">}</text:p>
      <text:p text:style-name="P5"/>
      <text:p text:style-name="P5">08.</text:p>
      <text:p text:style-name="P10">#include &lt;stdio.h&gt;</text:p>
      <text:p text:style-name="P10"/>
      <text:p text:style-name="P10">int main(int argc, char ** argv){</text:p>
      <text:p text:style-name="P10"><text:s text:c="2"/>float n, s;</text:p>
      <text:p text:style-name="P10"><text:s text:c="2"/>scanf("%f", &amp;n);</text:p>
      <text:p text:style-name="P10"><text:s text:c="2"/>for(int i=1;i&lt;=n;i++){</text:p>
      <text:p text:style-name="P10"><text:s text:c="4"/>s<text:span text:style-name="T4">+</text:span>=1.0/i;</text:p>
      <text:p text:style-name="P10"><text:s text:c="2"/>}</text:p>
      <text:p text:style-name="P10"><text:s text:c="2"/>printf("S = %.2f\n", s);</text:p>
      <text:p text:style-name="P10"><text:s text:c="2"/>return 0;</text:p>
      <text:p text:style-name="P10">}</text:p>
      <text:p text:style-name="P5"/>
      <text:p text:style-name="P5"/>
      <text:p text:style-name="P6">09.</text:p>
      <text:p text:style-name="P6">#include &lt;stdio.h&gt;</text:p>
      <text:p text:style-name="P6"/>
      <text:p text:style-name="P6">int main(int argc, char ** argv){</text:p>
      <text:p text:style-name="P6"><text:s text:c="2"/>int s=0, n;</text:p>
      <text:p text:style-name="P6"><text:s text:c="2"/>for(int i=1;i&lt;=10;i++){</text:p>
      <text:p text:style-name="P6"><text:s text:c="4"/>scanf("%d", &amp;n);</text:p>
      <text:p text:style-name="P6"><text:s text:c="4"/>s+=n;</text:p>
      <text:p text:style-name="P6"><text:s text:c="2"/>}</text:p>
      <text:p text:style-name="P6"><text:s text:c="2"/>printf("%d", s);</text:p>
      <text:p text:style-name="P6"><text:s text:c="2"/>return 0;</text:p>
      <text:p text:style-name="P6">}</text:p>
      <text:p text:style-name="P6"/>
      <text:p text:style-name="P6">10.</text:p>
      <text:p text:style-name="P6"><text:soft-page-break/>#include &lt;stdio.h&gt;</text:p>
      <text:p text:style-name="P6"/>
      <text:p text:style-name="P6">int main(int argc, char ** argv){</text:p>
      <text:p text:style-name="P6"><text:s text:c="2"/>int s=0, n, x;</text:p>
      <text:p text:style-name="P6"><text:s text:c="2"/>scanf("%d", &amp;x);</text:p>
      <text:p text:style-name="P6"><text:s text:c="2"/>for(int i=1;i&lt;=x;i++){</text:p>
      <text:p text:style-name="P6"><text:s text:c="4"/>scanf("%d", &amp;n);</text:p>
      <text:p text:style-name="P6"><text:s text:c="4"/>s+=n;</text:p>
      <text:p text:style-name="P6"><text:s text:c="2"/>}</text:p>
      <text:p text:style-name="P6"><text:s text:c="2"/>printf("%d", s);</text:p>
      <text:p text:style-name="P6"><text:s text:c="2"/>return 0;</text:p>
      <text:p text:style-name="P6">}</text:p>
      <text:p text:style-name="P7">11.</text:p>
      <text:p text:style-name="P7">#include &lt;stdio.h&gt;</text:p>
      <text:p text:style-name="P7"/>
      <text:p text:style-name="P7">int main(int argc, char ** argv){</text:p>
      <text:p text:style-name="P7"><text:s text:c="2"/>int n;</text:p>
      <text:p text:style-name="P7"><text:s text:c="2"/>scanf("%d", &amp;n);</text:p>
      <text:p text:style-name="P7"><text:s text:c="2"/>for(int i=1;i&lt;=9;i++){</text:p>
      <text:p text:style-name="P7"><text:s text:c="4"/>printf("%d x %d = %d\n", n, i, (i*n));</text:p>
      <text:p text:style-name="P7"><text:s text:c="2"/>}</text:p>
      <text:p text:style-name="P7"><text:s text:c="2"/>return 0;</text:p>
      <text:p text:style-name="P7">}</text:p>
      <text:p text:style-name="P7"/>
      <text:p text:style-name="P7">12.</text:p>
      <text:p text:style-name="P7">#include &lt;stdio.h&gt;</text:p>
      <text:p text:style-name="P7"/>
      <text:p text:style-name="P7">int main(int argc, char ** argv){</text:p>
      <text:p text:style-name="P7"><text:s text:c="2"/>for(int i=2;i&lt;200;i++){</text:p>
      <text:p text:style-name="P7"><text:s text:c="4"/>if(i%3==0){</text:p>
      <text:p text:style-name="P7"><text:s text:c="6"/>printf("%d\n", i);</text:p>
      <text:p text:style-name="P7"><text:s text:c="4"/>}</text:p>
      <text:p text:style-name="P7"><text:s text:c="2"/>}</text:p>
      <text:p text:style-name="P7"><text:s text:c="2"/>return 0;</text:p>
      <text:p text:style-name="P7">}</text:p>
      <text:p text:style-name="P7"/>
      <text:p text:style-name="P7">13.</text:p>
      <text:p text:style-name="P7">#include &lt;stdio.h&gt;</text:p>
      <text:p text:style-name="P7"/>
      <text:p text:style-name="P7">int main(int argc, char ** argv){</text:p>
      <text:p text:style-name="P7"><text:s text:c="2"/>for(int i=2;i&lt;200;i++){</text:p>
      <text:p text:style-name="P7"><text:s text:c="4"/>if(i%3==0 || i%5==0){</text:p>
      <text:p text:style-name="P7"><text:s text:c="6"/>printf("%d\n", i);</text:p>
      <text:p text:style-name="P7"><text:s text:c="4"/>}</text:p>
      <text:p text:style-name="P7"><text:s text:c="2"/>}</text:p>
      <text:p text:style-name="P7"><text:s text:c="2"/>return 0;</text:p>
      <text:p text:style-name="P7">}</text:p>
      <text:p text:style-name="P7"/>
      <text:p text:style-name="P7">14.</text:p>
      <text:p text:style-name="P7">#include &lt;stdio.h&gt;</text:p>
      <text:p text:style-name="P7"/>
      <text:p text:style-name="P7">int main(int argc, char ** argv){</text:p>
      <text:p text:style-name="P7"><text:s text:c="2"/>float s, n, nmaior=1, nmenor = 1;</text:p>
      <text:p text:style-name="P7"><text:s text:c="2"/>for(int i=1; i&lt;=30; i++){</text:p>
      <text:p text:style-name="P7"><text:s text:c="4"/>scanf("%f", &amp;n);</text:p>
      <text:p text:style-name="P7"><text:s text:c="4"/>if(n&gt;nmaior){</text:p>
      <text:p text:style-name="P7"><text:s text:c="6"/>nmaior=n+0;</text:p>
      <text:p text:style-name="P7"><text:soft-page-break/><text:s text:c="4"/>}if(n&lt;nmenor){</text:p>
      <text:p text:style-name="P7"><text:s text:c="6"/>nmenor=n+0;</text:p>
      <text:p text:style-name="P7"><text:s text:c="4"/>}</text:p>
      <text:p text:style-name="P7"><text:s text:c="4"/>s+=n;</text:p>
      <text:p text:style-name="P7"><text:s text:c="2"/>}</text:p>
      <text:p text:style-name="P7"><text:s text:c="2"/>printf("O maior: %.1f\nO menor: %.1f\nA media: %.1f\n", nmaior, nmenor, s/30.0);</text:p>
      <text:p text:style-name="P7"><text:s text:c="2"/>return 0;</text:p>
      <text:p text:style-name="P7">}</text:p>
      <text:p text:style-name="P7"/>
      <text:p text:style-name="P8">15.</text:p>
      <text:p text:style-name="P8">#include &lt;stdio.h&gt;</text:p>
      <text:p text:style-name="P8"/>
      <text:p text:style-name="P8">int main(int argc, char ** argv){</text:p>
      <text:p text:style-name="P8"><text:s text:c="2"/>int n, s, par=0, impar=0;</text:p>
      <text:p text:style-name="P8"><text:s text:c="2"/>scanf("%d", &amp;n);</text:p>
      <text:p text:style-name="P8"><text:s text:c="2"/>for(int i=1;i&lt;=n;i++){</text:p>
      <text:p text:style-name="P8"><text:s text:c="4"/>scanf("%d", &amp;s);</text:p>
      <text:p text:style-name="P8"><text:s text:c="4"/>if(s%2==0){</text:p>
      <text:p text:style-name="P8"><text:s text:c="6"/>par++;</text:p>
      <text:p text:style-name="P8"><text:s text:c="4"/>}else{</text:p>
      <text:p text:style-name="P8"><text:s text:c="6"/>impar++;</text:p>
      <text:p text:style-name="P8"><text:s text:c="4"/>}</text:p>
      <text:p text:style-name="P8"><text:s text:c="2"/>}</text:p>
      <text:p text:style-name="P8"><text:s text:c="2"/>printf("Numeros pares: %d\nNumeros impares: %d\n", par, impar);</text:p>
      <text:p text:style-name="P8"><text:s text:c="2"/>return 0;</text:p>
      <text:p text:style-name="P8">}</text:p>
      <text:p text:style-name="P8"/>
      <text:p text:style-name="P9">16.</text:p>
      <text:p text:style-name="P9">#include &lt;stdio.h&gt;</text:p>
      <text:p text:style-name="P9"/>
      <text:p text:style-name="P9">int main(int argc, char ** argv){</text:p>
      <text:p text:style-name="P9"><text:s text:c="2"/>int n, i=0;</text:p>
      <text:p text:style-name="P9"><text:s text:c="2"/>float s=0, calc=0, conta=1, contb=2;</text:p>
      <text:p text:style-name="P9"><text:s text:c="2"/>scanf("%d", &amp;n);</text:p>
      <text:p text:style-name="P9"><text:s text:c="2"/>while(conta&lt;n &amp;&amp; contb&lt;n){</text:p>
      <text:p text:style-name="P9"><text:s text:c="4"/>calc=((1.0/conta)-(1.0/contb));</text:p>
      <text:p text:style-name="P9"><text:s text:c="4"/>s+=calc;</text:p>
      <text:p text:style-name="P9"><text:s text:c="4"/>conta+=2; contb+=2;</text:p>
      <text:p text:style-name="P9"><text:s text:c="2"/>}</text:p>
      <text:p text:style-name="P9"><text:s text:c="2"/>s+=(conta==n?(1.0/conta):((1.0/conta)+(1.0/contb)));</text:p>
      <text:p text:style-name="P9"><text:s text:c="2"/>printf("%f", s);</text:p>
      <text:p text:style-name="P9"><text:s text:c="2"/>return 0;</text:p>
      <text:p text:style-name="P9">}</text:p>
      <text:p text:style-name="P9"/>
      <text:p text:style-name="P9">17.</text:p>
      <text:p text:style-name="P9">#include &lt;stdio.h&gt;</text:p>
      <text:p text:style-name="P9"/>
      <text:p text:style-name="P9">int main(int argc, char ** argv){</text:p>
      <text:p text:style-name="P9"><text:s text:c="2"/>int n, cont=0, v=0, s=0;</text:p>
      <text:p text:style-name="P9"><text:s text:c="2"/>while(v==0){</text:p>
      <text:p text:style-name="P9"><text:s text:c="4"/>scanf("%d", &amp;n);</text:p>
      <text:p text:style-name="P9"><text:s text:c="4"/>s+=n;</text:p>
      <text:p text:style-name="P9"><text:s text:c="4"/>if(n==0){</text:p>
      <text:p text:style-name="P9"><text:s text:c="6"/>v++;</text:p>
      <text:p text:style-name="P9"><text:s text:c="4"/>}else{</text:p>
      <text:p text:style-name="P9"><text:s text:c="6"/>cont++;</text:p>
      <text:p text:style-name="P9"><text:s text:c="4"/>}</text:p>
      <text:p text:style-name="P9"><text:soft-page-break/><text:s text:c="2"/>}</text:p>
      <text:p text:style-name="P9"><text:s text:c="2"/>printf("Foram digitados: %d numeros\nSoma dos numeros: %d\n", cont, s);</text:p>
      <text:p text:style-name="P9"><text:s text:c="2"/>return 0;</text:p>
      <text:p text:style-name="P9">}</text:p>
      <text:p text:style-name="P9"/>
      <text:p text:style-name="P11">18.</text:p>
      <text:p text:style-name="P11">#include &lt;stdio.h&gt;</text:p>
      <text:p text:style-name="P11"/>
      <text:p text:style-name="P11">int main(int argc, char ** argv){</text:p>
      <text:p text:style-name="P11"><text:s text:c="2"/>int a, n;</text:p>
      <text:p text:style-name="P11"><text:s text:c="2"/>scanf("%d %d", &amp;a, &amp;n);</text:p>
      <text:p text:style-name="P11"><text:s text:c="2"/>int s=a+0;</text:p>
      <text:p text:style-name="P11"><text:s text:c="2"/>for(int i=1;i&lt;=n-1;i++){</text:p>
      <text:p text:style-name="P11"><text:s text:c="4"/>s*=a;</text:p>
      <text:p text:style-name="P11"><text:s text:c="2"/>}</text:p>
      <text:p text:style-name="P11"><text:s text:c="2"/>printf("%d", s);</text:p>
      <text:p text:style-name="P11"><text:s text:c="2"/>return 0;</text:p>
      <text:p text:style-name="P11">}</text:p>
      <text:p text:style-name="P11"/>
      <text:p text:style-name="P12">19.</text:p>
      <text:p text:style-name="P12">#include &lt;stdio.h&gt;</text:p>
      <text:p text:style-name="P12"/>
      <text:p text:style-name="P12">int main(int argc, char ** argv){</text:p>
      <text:p text:style-name="P12"><text:s text:c="2"/>int n, cont=1, s;</text:p>
      <text:p text:style-name="P12"><text:s text:c="2"/>scanf("%d", &amp;n);</text:p>
      <text:p text:style-name="P12"><text:s text:c="2"/>int f=n, g=n-1;</text:p>
      <text:p text:style-name="P12"><text:s text:c="2"/>while(g&gt;=1){</text:p>
      <text:p text:style-name="P12"><text:s text:c="4"/>if(cont==1){</text:p>
      <text:p text:style-name="P12"><text:s text:c="6"/>s=f*g;</text:p>
      <text:p text:style-name="P12"><text:s text:c="6"/>cont++;</text:p>
      <text:p text:style-name="P12"><text:s text:c="6"/>g--;</text:p>
      <text:p text:style-name="P12"><text:s text:c="4"/>}else{</text:p>
      <text:p text:style-name="P12"><text:s text:c="6"/>s*=g;</text:p>
      <text:p text:style-name="P12"><text:s text:c="6"/>g--;</text:p>
      <text:p text:style-name="P12"><text:s text:c="4"/>}</text:p>
      <text:p text:style-name="P12"><text:s text:c="2"/>}</text:p>
      <text:p text:style-name="P12"><text:s text:c="2"/>printf("%d! = %d", n, s);</text:p>
      <text:p text:style-name="P12"><text:s text:c="2"/>return 0;</text:p>
      <text:p text:style-name="P12">}</text:p>
      <text:p text:style-name="P12"/>
      <text:p text:style-name="P13">20.</text:p>
      <text:p text:style-name="P13">#include &lt;stdio.h&gt;</text:p>
      <text:p text:style-name="P13"/>
      <text:p text:style-name="P13">int main(int argc, char ** argv){</text:p>
      <text:p text:style-name="P13"><text:s text:c="2"/>int a=0, n1, n2, pass=0, cont=0;</text:p>
      <text:p text:style-name="P13"><text:s text:c="2"/>while(a==0){</text:p>
      <text:p text:style-name="P13"><text:s text:c="4"/>scanf("%d %d", &amp;n1, &amp;n2);</text:p>
      <text:p text:style-name="P13"><text:s text:c="4"/>if(n1==-1 &amp;&amp; n2==-1){</text:p>
      <text:p text:style-name="P13"><text:s text:c="6"/>break;</text:p>
      <text:p text:style-name="P13"><text:s text:c="4"/>}</text:p>
      <text:p text:style-name="P13"><text:s text:c="4"/>pass+=((n1+n2)/2&gt;=7?1:0);</text:p>
      <text:p text:style-name="P13"><text:s text:c="4"/>cont++;</text:p>
      <text:p text:style-name="P13"><text:s text:c="2"/>}</text:p>
      <text:p text:style-name="P13">printf("Passaram %d aluno(s)\nNao passaram %d aluno(s)\n", pass, (cont-pass));</text:p>
      <text:p text:style-name="P13"><text:s text:c="2"/>return 0;</text:p>
      <text:p text:style-name="P13">}</text:p>
      <text:p text:style-name="P13"/>
      <text:p text:style-name="P2"><text:soft-page-break/><text:span text:style-name="T3">2</text:span><text:span text:style-name="T2">1.</text:span></text:p>
      <text:p text:style-name="P14">#include &lt;stdio.h&gt;</text:p>
      <text:p text:style-name="P14"/>
      <text:p text:style-name="P14">int main(int argc, char ** argv){</text:p>
      <text:p text:style-name="P14"><text:s text:c="2"/>int n;</text:p>
      <text:p text:style-name="P14"><text:s text:c="2"/>scanf("%d", &amp;n);</text:p>
      <text:p text:style-name="P14"><text:s text:c="2"/>for(int i=1;i&lt;n;i++){</text:p>
      <text:p text:style-name="P14"><text:s text:c="4"/>if(n%i==0){</text:p>
      <text:p text:style-name="P14"><text:s text:c="6"/>printf("%d\n",i);</text:p>
      <text:p text:style-name="P14"><text:s text:c="4"/>}</text:p>
      <text:p text:style-name="P14"><text:s text:c="2"/>}</text:p>
      <text:p text:style-name="P14"><text:s text:c="2"/>return 0;</text:p>
      <text:p text:style-name="P14">}</text:p>
      <text:p text:style-name="P14"/>
      <text:p text:style-name="P15">22.</text:p>
      <text:p text:style-name="P15">#include &lt;stdio.h&gt;</text:p>
      <text:p text:style-name="P15"/>
      <text:p text:style-name="P15">int main(int argc, char ** argv){</text:p>
      <text:p text:style-name="P15"><text:s text:c="2"/>int a,b,c,mdc;</text:p>
      <text:p text:style-name="P15"><text:s text:c="2"/>scanf("%d %d", &amp;a, &amp;b);</text:p>
      <text:p text:style-name="P15"><text:s text:c="2"/>c=(a&gt;b?b:a);</text:p>
      <text:p text:style-name="P15"><text:s text:c="2"/>for(int i=1;i&lt;=c;i++){</text:p>
      <text:p text:style-name="P15"><text:s text:c="4"/>if(a%i==0 &amp;&amp; b%i==0){</text:p>
      <text:p text:style-name="P15"><text:s text:c="6"/>mdc=i;</text:p>
      <text:p text:style-name="P15"><text:s text:c="4"/>}</text:p>
      <text:p text:style-name="P15"><text:s text:c="2"/>}</text:p>
      <text:p text:style-name="P15"><text:s text:c="2"/>printf("%d", mdc);</text:p>
      <text:p text:style-name="P15"><text:s text:c="2"/>return 0;</text:p>
      <text:p text:style-name="P15">}</text:p>
      <text:p text:style-name="P15"/>
      <text:p text:style-name="P15">23.</text:p>
      <text:p text:style-name="P19">#include &lt;stdio.h&gt;</text:p>
      <text:p text:style-name="P19"/>
      <text:p text:style-name="P19">int main(int argc, char ** argv){</text:p>
      <text:p text:style-name="P19"><text:s text:c="2"/>int a, cont=2;</text:p>
      <text:p text:style-name="P19"><text:s text:c="2"/>scanf("%d", &amp;a);</text:p>
      <text:p text:style-name="P19"><text:s text:c="2"/>while(cont&lt;a){</text:p>
      <text:p text:style-name="P19"><text:s text:c="4"/>if(a%cont!=0){</text:p>
      <text:p text:style-name="P19"><text:s text:c="6"/>cont++;</text:p>
      <text:p text:style-name="P19"><text:s text:c="4"/>}else if(a%cont==0){</text:p>
      <text:p text:style-name="P19"><text:s text:c="6"/>printf("%d nao é primo\n", a);</text:p>
      <text:p text:style-name="P19"><text:s text:c="6"/>break;</text:p>
      <text:p text:style-name="P19"><text:s text:c="4"/>}</text:p>
      <text:p text:style-name="P19"><text:s text:c="2"/>}</text:p>
      <text:p text:style-name="P19"><text:s text:c="2"/>if(a==1 || a==2 || cont==a){</text:p>
      <text:p text:style-name="P19"><text:s text:c="4"/>printf("%d é primo\n",a);</text:p>
      <text:p text:style-name="P19"><text:s text:c="2"/>}</text:p>
      <text:p text:style-name="P19"><text:s text:c="2"/>return 0;</text:p>
      <text:p text:style-name="P19">}</text:p>
      <text:p text:style-name="P17"/>
      <text:p text:style-name="P16">24.</text:p>
      <text:p text:style-name="P16">#include &lt;stdio.h&gt;</text:p>
      <text:p text:style-name="P16"/>
      <text:p text:style-name="P16">int main(int argc, char ** argv){</text:p>
      <text:p text:style-name="P16"><text:s text:c="2"/>int n, a, cont=2, primo=0, nprimo=0;</text:p>
      <text:p text:style-name="P16"><text:soft-page-break/><text:s text:c="2"/>scanf("%d", &amp;n);</text:p>
      <text:p text:style-name="P16"><text:s text:c="2"/>for(int i=0;i&lt;n;i++){</text:p>
      <text:p text:style-name="P16"><text:s text:c="4"/>scanf("%d", &amp;a);</text:p>
      <text:p text:style-name="P16"><text:s text:c="4"/>cont=2+0;</text:p>
      <text:p text:style-name="P16"><text:s text:c="4"/>while(cont&lt;a){</text:p>
      <text:p text:style-name="P16"><text:s text:c="6"/>if(a%cont!=0){</text:p>
      <text:p text:style-name="P16"><text:s text:c="8"/>cont++;</text:p>
      <text:p text:style-name="P16"><text:s text:c="6"/>}else if(a%cont==0){</text:p>
      <text:p text:style-name="P16"><text:s text:c="8"/>nprimo++;</text:p>
      <text:p text:style-name="P16"><text:s text:c="8"/>break;</text:p>
      <text:p text:style-name="P16"><text:s text:c="6"/>}</text:p>
      <text:p text:style-name="P16"><text:s text:c="4"/>}</text:p>
      <text:p text:style-name="P16"><text:s text:c="4"/>if(a==1 || a==2 || cont==a){</text:p>
      <text:p text:style-name="P16"><text:s text:c="6"/>primo++;</text:p>
      <text:p text:style-name="P16"><text:s text:c="4"/>}</text:p>
      <text:p text:style-name="P16"><text:s text:c="2"/>}</text:p>
      <text:p text:style-name="P16"><text:s text:c="2"/>printf("%d numero(s) primo(s)\n%d numero(s) nao primo(s)\n", primo,nprimo);</text:p>
      <text:p text:style-name="P16"><text:s text:c="2"/>return 0;</text:p>
      <text:p text:style-name="P16">}</text:p>
      <text:p text:style-name="P16"/>
      <text:p text:style-name="P18">25.</text:p>
      <text:p text:style-name="P18">#include &lt;stdio.h&gt;</text:p>
      <text:p text:style-name="P18"/>
      <text:p text:style-name="P18">int main(int argc, char ** argv){</text:p>
      <text:p text:style-name="P18"><text:s text:c="2"/>float mi, mf;</text:p>
      <text:p text:style-name="P18"><text:s text:c="2"/>int temp, h, m, s;</text:p>
      <text:p text:style-name="P18"><text:s text:c="2"/>scanf("%f", &amp;mi);</text:p>
      <text:p text:style-name="P18"><text:s text:c="2"/>mf=mi+0;</text:p>
      <text:p text:style-name="P18"><text:s text:c="2"/>while(mf&gt;=0.5){</text:p>
      <text:p text:style-name="P18"><text:s text:c="4"/>mf/=2.0;</text:p>
      <text:p text:style-name="P18"><text:s text:c="4"/>temp+=50;</text:p>
      <text:p text:style-name="P18"><text:s text:c="2"/>}</text:p>
      <text:p text:style-name="P18"><text:s text:c="2"/>h=temp/3600;</text:p>
      <text:p text:style-name="P18"><text:s text:c="2"/>if(h&gt;=1){</text:p>
      <text:p text:style-name="P18"><text:s text:c="4"/>m=(temp%3600)/60;</text:p>
      <text:p text:style-name="P18"><text:s text:c="4"/>s=(temp%3600)%60;</text:p>
      <text:p text:style-name="P18"><text:s text:c="2"/>}else if(h==0){</text:p>
      <text:p text:style-name="P18"><text:s text:c="4"/>m=(temp/60);</text:p>
      <text:p text:style-name="P18"><text:s text:c="4"/>s=temp%60;</text:p>
      <text:p text:style-name="P18"><text:s text:c="2"/>}</text:p>
      <text:p text:style-name="P18"><text:s text:c="2"/>printf("Massa inicial: %f\nMassa final: %f\nTempo gasto: %d:%d:%d",mi,mf,h,m,s);</text:p>
      <text:p text:style-name="P18"><text:s text:c="2"/>return 0;</text:p>
      <text:p text:style-name="P18">}</text:p>
      <text:p text:style-name="P18"/>
      <text:p text:style-name="P18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22:15:23.448000000</meta:creation-date>
    <dc:date>2020-02-20T08:14:42.514000000</dc:date>
    <meta:editing-duration>PT2H21M43S</meta:editing-duration>
    <meta:editing-cycles>13</meta:editing-cycles>
    <meta:generator>LibreOffice/6.2.3.2$Windows_X86_64 LibreOffice_project/aecc05fe267cc68dde00352a451aa867b3b546ac</meta:generator>
    <meta:document-statistic meta:table-count="0" meta:image-count="0" meta:object-count="0" meta:page-count="8" meta:paragraph-count="378" meta:word-count="820" meta:character-count="5936" meta:non-whitespace-character-count="4697"/>
  </office:meta>
</office:document-meta>
</file>